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Arial, sans-serif"/>
    <style:font-face style:name="Arial2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variant="normal" fo:text-transform="none" style:use-window-font-color="true" style:font-name="Arial" fo:letter-spacing="normal" fo:font-style="normal" fo:font-weight="bold"/>
    </style:style>
    <style:style style:name="T2" style:family="text">
      <style:text-properties fo:font-variant="normal" fo:text-transform="none" style:use-window-font-color="true" style:font-name="Arial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use-window-font-color="true" fo:letter-spacing="normal" fo:font-style="normal"/>
    </style:style>
    <style:style style:name="T4" style:family="text">
      <style:text-properties fo:font-variant="normal" fo:text-transform="none" style:use-window-font-color="true" fo:letter-spacing="normal" fo:font-style="normal" fo:font-weight="bold"/>
    </style:style>
    <style:style style:name="T5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Open Sans" fo:letter-spacing="normal" fo:font-style="normal" fo:font-weight="bold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EN FINAL</text:p>
      <text:p text:style-name="P1"><text:s/></text:p>
      <text:p text:style-name="P2"><text:span text:style-name="T9">CURSO: </text:span><text:bookmark text:name="yui_3_17_2_1_1625564118485_29"/><text:span text:style-name="T5">FC 18/3877TG AF32 GR5 IFCT035PO DESARROLLO DE APLICACIONES MÓVILES BASADAS EN PHONEGAP</text:span></text:p>
      <text:p text:style-name="P2"><text:span text:style-name="T3"/></text:p>
      <text:p text:style-name="P1">PROFESOR: VALERIANO MORENO</text:p>
      <text:p text:style-name="P1"/>
      <text:p text:style-name="P1">INSTRUCCIONES: Dispone de 40 minutos para realizar la prueba. Test de respuesta única. Cada respuesta correcta sumará un punto. Cada incorrecta cero. Necesita 5 puntos para superar el examen.</text:p>
      <text:p text:style-name="P1"/>
      <text:p text:style-name="P1">FECHA 6 DE JULIO 2021</text:p>
      <text:p text:style-name="P1">NOMBRE Y APELLIDOS: </text:p>
      <text:p text:style-name="P1">DNI/NIF:</text:p>
      <text:p text:style-name="P1"/>
      <text:p text:style-name="P1"/>
      <text:p text:style-name="P1">1) Dada esta instrucción JS:</text:p>
      <text:p text:style-name="P1"/>
      <text:p text:style-name="P1"><text:tab/><text:bookmark-start text:name="Bookmark1"/>let num = (14%2==0) ? 5 : 3;</text:p>
      <text:p text:style-name="P1"><text:bookmark-end text:name="Bookmark1"/><text:tab/>console.log (num);</text:p>
      <text:p text:style-name="P1"/>
      <text:p text:style-name="P1">¿qué valor imprime num?</text:p>
      <text:p text:style-name="P1"/>
      <text:p text:style-name="P1">a) 5</text:p>
      <text:p text:style-name="P1">b) 3</text:p>
      <text:p text:style-name="P1">c) 14</text:p>
      <text:p text:style-name="P1">d) 2</text:p>
      <text:p text:style-name="P1"/>
      <text:p text:style-name="P1">2) La ventaja de usar Ionic es</text:p>
      <text:p text:style-name="P1"/>
      <text:p text:style-name="P1">a) Que mis aplicaciones serán más rápidas en la ejecución</text:p>
      <text:p text:style-name="P1">b) Que mi aplicación no necesita conexión a internet</text:p>
      <text:p text:style-name="P1">c) Que puedo utilizar un montón de etiquetas HTML adaptadas a móviles y con una función ya dada.</text:p>
      <text:p text:style-name="P1">d) No hay ninguna ventaja de usar Ionic</text:p>
      <text:p text:style-name="P1"/>
      <text:p text:style-name="P1">3) Cordova se emplea para ...</text:p>
      <text:p text:style-name="P1"/>
      <text:p text:style-name="P1">a) Generar un ejecutable para Android o IOS a partir de un conjunto de páginas web</text:p>
      <text:p text:style-name="P1">b) Validar código JS</text:p>
      <text:p text:style-name="P1">c) Crear expresiones regulares</text:p>
      <text:p text:style-name="P1">d) Determinar el API de Mozilla</text:p>
      <text:p text:style-name="P1"/>
      <text:p text:style-name="P1">4) Un plugin o complemento de Cordova se emplea para...</text:p>
      <text:p text:style-name="P1"/>
      <text:p text:style-name="P1">a) Ejecutar una aplicación en el navegador</text:p>
      <text:p text:style-name="P1">b) Poder usar una característica del móvil llamando a su API nativa (gps, conexiones de red, etc..) </text:p>
      <text:p text:style-name="P1">c) Traducir aplicaciones a otros idiomas</text:p>
      <text:p text:style-name="P1">d) Optimizar el código</text:p>
      <text:p text:style-name="P1"/>
      <text:p text:style-name="P1"/>
      <text:p text:style-name="P1"/>
      <text:p text:style-name="P1"><text:soft-page-break/>5) ¿Qué etiqueta de Ionic se usa para dibujar un icono predefinido?</text:p>
      <text:p text:style-name="P1"/>
      <text:p text:style-name="P1">a) Ninguna. No existe.</text:p>
      <text:p text:style-name="P1">b) ion-tab</text:p>
      <text:p text:style-name="P1">c) ion-icon</text:p>
      <text:p text:style-name="P1">d) ion-app</text:p>
      <text:p text:style-name="P1"/>
      <text:p text:style-name="P1"/>
      <text:p text:style-name="P1">6) El plugin de SplashScreen en Cordova se usa para..</text:p>
      <text:p text:style-name="P1"/>
      <text:p text:style-name="P1">a) Poner llamadas en espera</text:p>
      <text:p text:style-name="P1">b) Recibir notificaciones push</text:p>
      <text:p text:style-name="P1">c) Crear una animación al inicio de la aplicación</text:p>
      <text:p text:style-name="P1">d) Ninguna de las anteriores</text:p>
      <text:p text:style-name="P1"/>
      <text:p text:style-name="P1"/>
      <text:p text:style-name="P1">7) El diagrama de casos de uso de UML se emplea para</text:p>
      <text:p text:style-name="P1"/>
      <text:p text:style-name="P1">a) Explicar la forma en que la aplicación almacena datos</text:p>
      <text:p text:style-name="P1">b) Dar una idea de la apariencia de las pantallas</text:p>
      <text:p text:style-name="P1">c) Expresar el flujo de navegación del programa</text:p>
      <text:p text:style-name="P1">d) Expresa la funcionalidad que ofrece la aplicación desde el punto de vista del usuario</text:p>
      <text:p text:style-name="P1"/>
      <text:p text:style-name="P1">8) Lo que identifica a una aplicación en la tienda de Google es:</text:p>
      <text:p text:style-name="P1"/>
      <text:p text:style-name="P1">a) El id o paquete, que es un string tipo "nombre.nombre1.nombre2"</text:p>
      <text:p text:style-name="P1">b) El número de serie del móvil de pruebas</text:p>
      <text:p text:style-name="P1">c) El nombre de la aplicación</text:p>
      <text:p text:style-name="P1">d) No es ningún atributo en particular o conocido</text:p>
      <text:p text:style-name="P1"/>
      <text:p text:style-name="P1"/>
      <text:p text:style-name="P1">9) Fetch es como AJAX, pero usando Promesas</text:p>
      <text:p text:style-name="P1"/>
      <text:p text:style-name="P1">a) Verdadero</text:p>
      <text:p text:style-name="P1">b) Falso</text:p>
      <text:p text:style-name="P1"/>
      <text:p text:style-name="P1"><text:s/></text:p>
      <text:p text:style-name="P1">10) El fichero ejecutable de Android es</text:p>
      <text:p text:style-name="P1"/>
      <text:p text:style-name="P1">a) .exe</text:p>
      <text:p text:style-name="P1">b) .ipa</text:p>
      <text:p text:style-name="P1">c) .zip</text:p>
      <text:p text:style-name="P1">d) .ap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Arial, sans-serif"/>
    <style:font-face style:name="Arial2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1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ie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2T19:39:06</meta:creation-date>
    <meta:initial-creator>vale </meta:initial-creator>
    <dc:language>es-ES</dc:language>
    <dc:date>2021-07-06T11:47:43.80</dc:date>
    <meta:editing-cycles>16</meta:editing-cycles>
    <meta:editing-duration>PT34M27S</meta:editing-duration>
    <meta:generator>OpenOffice/4.1.9$Win32 OpenOffice.org_project/419m1$Build-9805</meta:generator>
    <dc:creator>Val Martínez</dc:creator>
    <meta:document-statistic meta:table-count="0" meta:image-count="0" meta:object-count="0" meta:page-count="2" meta:paragraph-count="60" meta:word-count="400" meta:character-count="2193"/>
  </office:meta>
</office:document-meta>
</file>